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Cache.SynchronizedCache( Cache cache , Object mut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nchronizedCache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.getSynchronize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ache.SynchronizedCache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.synchronizedCache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ache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ach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ache.getSynchronize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ache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